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01cm" fo:margin-left="-0.191cm" fo:margin-top="0cm" fo:margin-bottom="0cm" table:align="left" style:writing-mode="lr-tb"/>
    </style:style>
    <style:style style:name="Таблица1.A" style:family="table-column">
      <style:table-column-properties style:column-width="8.444cm"/>
    </style:style>
    <style:style style:name="Таблица1.B" style:family="table-column">
      <style:table-column-properties style:column-width="8.255cm"/>
    </style:style>
    <style:style style:name="Таблица1.1" style:family="table-row">
      <style:table-row-properties style:min-row-height="0.466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0.512cm" style:keep-together="true" fo:keep-together="auto"/>
    </style:style>
    <style:style style:name="Таблица1.4" style:family="table-row">
      <style:table-row-properties style:min-row-height="1.644cm" style:keep-together="true" fo:keep-together="auto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5.627cm"/>
    </style:style>
    <style:style style:name="Таблица2.B" style:family="table-column">
      <style:table-column-properties style:column-width="5.623cm"/>
    </style:style>
    <style:style style:name="Таблица2.C" style:family="table-column">
      <style:table-column-properties style:column-width="5.632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 style:master-page-name="Standard">
      <style:paragraph-properties fo:margin-top="0.071cm" fo:margin-bottom="0cm" fo:line-height="0.388cm" fo:text-align="center" style:justify-single-word="false" style:page-number="auto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 style:master-page-name="">
      <style:paragraph-properties fo:margin-left="1.164cm" fo:margin-right="0cm" fo:line-height="100%" fo:text-align="justify" style:justify-single-word="false" fo:orphans="2" fo:widows="2" fo:hyphenation-ladder-count="no-limit" fo:text-indent="0cm" style:auto-text-indent="false" style:page-number="auto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7" style:family="paragraph" style:parent-style-name="Standard" style:list-style-name="">
      <style:paragraph-properties fo:margin-left="0.503cm" fo:margin-right="0cm" fo:margin-top="0cm" fo:margin-bottom="0cm" fo:line-height="100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8" style:family="paragraph" style:parent-style-name="Обычный1">
      <style:paragraph-properties fo:text-align="center" style:justify-single-word="false"/>
    </style:style>
    <style:style style:name="P9" style:family="paragraph" style:parent-style-name="Обычный1">
      <style:text-properties fo:font-size="14pt" style:font-size-asian="14pt" style:font-size-complex="14pt"/>
    </style:style>
    <style:style style:name="P10" style:family="paragraph" style:parent-style-name="Обычный1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Обычный1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Обычный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Обычный1">
      <style:text-properties fo:font-size="14pt" fo:font-style="italic" style:font-size-asian="14pt" style:font-style-asian="italic" style:font-size-complex="14pt" style:font-style-complex="italic"/>
    </style:style>
    <style:style style:name="P14" style:family="paragraph" style:parent-style-name="Обычный1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P15" style:family="paragraph" style:parent-style-name="Обычный1">
      <style:paragraph-properties fo:margin-left="7.938cm" fo:margin-right="0cm" fo:text-indent="0cm" style:auto-text-indent="false"/>
    </style:style>
    <style:style style:name="P16" style:family="paragraph" style:parent-style-name="Обычный1">
      <style:paragraph-properties fo:margin-left="7.938cm" fo:margin-right="0cm" fo:text-indent="0cm" style:auto-text-indent="false"/>
      <style:text-properties fo:font-size="14pt" style:font-size-asian="14pt" style:font-size-complex="14pt"/>
    </style:style>
    <style:style style:name="P17" style:family="paragraph" style:parent-style-name="Обычный1">
      <style:paragraph-properties fo:margin-left="7.938cm" fo:margin-right="0cm" fo:text-indent="0cm" style:auto-text-indent="false"/>
      <style:text-properties fo:font-size="14pt" fo:language="en" fo:country="US" style:font-size-asian="14pt" style:font-size-complex="14pt"/>
    </style:style>
    <style:style style:name="P18" style:family="paragraph" style:parent-style-name="Heading_20_2">
      <style:paragraph-properties fo:text-align="start" style:justify-single-word="false"/>
    </style:style>
    <style:style style:name="P19" style:family="paragraph" style:parent-style-name="Heading_20_2" style:list-style-name="WWNum3">
      <style:paragraph-properties fo:margin-left="1.164cm" fo:margin-right="0cm" fo:line-height="100%" fo:text-align="start" style:justify-single-word="false" fo:orphans="2" fo:widows="2" fo:hyphenation-ladder-count="no-limit" fo:text-indent="0cm" style:auto-text-indent="false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20" style:family="paragraph" style:parent-style-name="Heading_20_2">
      <style:paragraph-properties fo:margin-left="1.27cm" fo:margin-right="0cm" fo:line-height="100%" fo:orphans="2" fo:widows="2" fo:hyphenation-ladder-count="no-limit" fo:text-indent="0cm" style:auto-text-indent="false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21" style:family="paragraph" style:parent-style-name="Text_20_body">
      <style:text-properties fo:font-size="14pt" style:font-size-asian="14pt" style:font-size-complex="14pt"/>
    </style:style>
    <style:style style:name="P22" style:family="paragraph" style:parent-style-name="Text_20_body" style:list-style-name="L2">
      <style:text-properties fo:font-size="14pt" style:font-size-asian="14pt" style:font-size-complex="14pt"/>
    </style:style>
    <style:style style:name="P2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left="1.27cm" fo:margin-right="0cm" fo:line-height="100%" fo:text-align="justify" style:justify-single-word="false" fo:orphans="2" fo:widows="2" fo:hyphenation-ladder-count="no-limit" fo:text-indent="0cm" style:auto-text-indent="false" style:writing-mode="lr-tb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25" style:family="paragraph" style:parent-style-name="Text_20_body" style:master-page-name="">
      <style:paragraph-properties fo:margin-left="1.27cm" fo:margin-right="0cm" fo:line-height="100%" fo:text-align="justify" style:justify-single-word="false" fo:orphans="2" fo:widows="2" fo:hyphenation-ladder-count="no-limit" fo:text-indent="0cm" style:auto-text-indent="false" style:page-number="auto" style:writing-mode="lr-tb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26" style:family="paragraph" style:parent-style-name="Table_20_Contents" style:list-style-name="L2">
      <style:paragraph-properties fo:text-align="justify" style:justify-single-word="false"/>
      <style:text-properties style:text-outline="false" style:text-line-through-style="none" style:font-name="Times New Roman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 style:list-style-name="L2">
      <style:paragraph-properties fo:text-align="justify" style:justify-single-word="false"/>
    </style:style>
    <style:style style:name="P29" style:family="paragraph" style:parent-style-name="Table_20_Contents" style:list-style-name="" style:master-page-name="">
      <style:paragraph-properties fo:margin-left="0.503cm" fo:margin-right="0cm" fo:margin-top="0cm" fo:margin-bottom="0cm" fo:line-height="100%" fo:text-align="justify" style:justify-single-word="false" fo:orphans="2" fo:widows="2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30" style:family="paragraph" style:parent-style-name="Table_20_Contents" style:list-style-name="">
      <style:paragraph-properties fo:margin-left="0.503cm" fo:margin-right="0cm" fo:margin-top="0cm" fo:margin-bottom="0cm" fo:line-height="100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T1" style:family="text">
      <style:text-properties fo:font-variant="small-caps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0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2" style:family="text">
      <style:text-properties fo:font-size="11pt" style:font-size-asian="11pt" style:font-size-complex="14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weight="normal" style:font-weight-asian="normal" style:font-weight-complex="normal"/>
    </style:style>
    <style:style style:name="T18" style:family="text">
      <style:text-properties fo:language="ru" fo:country="RU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outline="false" style:text-line-through-style="none" style:font-name="Times New Roman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text-outline="false" style:text-line-through-style="none" style:font-name="Times New Roman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text-outline="false" style:text-line-through-style="none" style:font-name="Times New Roman" fo:font-size="14pt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outline="false" style:text-line-through-style="none" style:font-name="Times New Roman" fo:font-size="14pt" fo:font-style="normal" fo:text-shadow="none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 style:text-overline-style="none" style:text-overline-color="font-color"/>
    </style:style>
    <style:style style:name="T24" style:family="text">
      <style:text-properties style:text-outline="false" style:text-line-through-style="none" style:font-name="Times New Roman" fo:font-size="14pt" fo:language="en" fo:country="US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text-outline="false" style:text-line-through-style="none" style:font-name="Times New Roman" fo:font-size="14pt" fo:language="ru" fo:country="RU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T26" style:family="text">
      <style:text-properties style:font-name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МИНИСТЕРСТВО ОБРАЗОВАНИЯ И НАУКИ РОССИЙСКОЙ ФЕДЕРАЦИИ</text:span><text:span text:style-name="T7"> </text:span></text:p>
      <text:p text:style-name="P8"><text:span text:style-name="T7">Федеральное государственное бюджетное образовательное учреждение</text:span></text:p>
      <text:p text:style-name="P8"><text:span text:style-name="T7">высшего профессионального образования</text:span></text:p>
      <text:p text:style-name="P8"><text:span text:style-name="T7">«Московский государственный индустриальный университет»</text:span></text:p>
      <text:p text:style-name="P8"><text:span text:style-name="T7">ФГБОУ ВПО «МГИУ»</text:span></text:p>
      <text:p text:style-name="Standard"/>
      <text:p text:style-name="P1"><text:span text:style-name="T2">ФАКУЛЬТЕТ ПРИКЛАДНОЙ МАТЕМАТИКИ И ТЕХНИЧЕСКОЙ ФИЗИКИ</text:span></text:p>
      <text:p text:style-name="P1"><text:span text:style-name="T4">Кафедра информационных систем и технологий</text:span></text:p>
      <text:p text:style-name="Standard"/>
      <text:p text:style-name="P12"/>
      <text:p text:style-name="P8"><text:span text:style-name="T7">ОТЧЕТ О ПРОХОЖДЕНИИ </text:span></text:p>
      <text:p text:style-name="P8"><text:span text:style-name="T7">ПРОФЕССИОНАЛЬНО-ПРОИЗВОДСТВЕННОЙ ПРАКТИКИ</text:span>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Обычный1"><text:span text:style-name="T7">Выполнил: </text:span></text:p>
            <text:p text:style-name="P9"/>
          </table:table-cell>
          <table:table-cell table:style-name="Таблица1.A1" office:value-type="string">
            <text:p text:style-name="Обычный1"><text:span text:style-name="T5">Грачев Денис Геннадьевич </text:span></text:p>
            <text:p text:style-name="P8"><text:span text:style-name="T5"/></text:p>
          </table:table-cell>
        </table:table-row>
        <table:table-row table:style-name="Таблица1.2">
          <table:table-cell table:style-name="Таблица1.A1" office:value-type="string">
            <text:p text:style-name="Обычный1"><text:span text:style-name="T7">Группа:</text:span></text:p>
          </table:table-cell>
          <table:table-cell table:style-name="Таблица1.A1" office:value-type="string">
            <text:p text:style-name="Обычный1"><text:span text:style-name="T8">111131</text:span></text:p>
          </table:table-cell>
        </table:table-row>
        <table:table-row table:style-name="Таблица1.2">
          <table:table-cell table:style-name="Таблица1.A1" office:value-type="string">
            <text:p text:style-name="P11"/>
            <text:p text:style-name="Обычный1"><text:span text:style-name="T7">Направление:</text:span></text:p>
          </table:table-cell>
          <table:table-cell table:style-name="Таблица1.A1" office:value-type="string">
            <text:p text:style-name="P13"/>
            <text:p text:style-name="Обычный1"><text:span text:style-name="T8">230100 «Информатика и вычислительная техника» </text:span></text:p>
            <text:p text:style-name="P13"/>
          </table:table-cell>
        </table:table-row>
        <table:table-row table:style-name="Таблица1.4">
          <table:table-cell table:style-name="Таблица1.A1" table:number-columns-spanned="2" office:value-type="string">
            <text:p text:style-name="Обычный1"><text:span text:style-name="T6">Сроки прохождения <text:s/>профессионально-производственной <text:s/>практики: <text:s text:c="3"/>с 01.09.2014</text:span><text:span text:style-name="T5"> по 28.12.2014 <text:s/></text:span></text:p>
            <text:p text:style-name="P9"/>
            <text:p text:style-name="Обычный1"><text:span text:style-name="T5">Место прохождения практики: </text:span><text:span text:style-name="T8">«ИВЦ МГИУ»</text:span><text:span text:style-name="T5"> </text:span></text:p>
            <text:p text:style-name="P9"/>
            <text:p text:style-name="Обычный1"><text:span text:style-name="T5">Практика выполнена с оценкой <text:s/></text:span><text:span text:style-name="T8">«___________________»</text:span></text:p>
            <text:p text:style-name="P9"/>
            <text:p text:style-name="Обычный1"><text:span text:style-name="T5">Научный руководитель практики <text:s/>____________ / <text:s text:c="3"/>Курасов Ю.В. / </text:span></text:p>
            <text:p text:style-name="P15"><text:span text:style-name="T12">(подпись) <text:s text:c="3"/></text:span></text:p>
            <text:p text:style-name="P16"/>
            <text:p text:style-name="P16"/>
            <text:p text:style-name="P15"><text:span text:style-name="T12">Подпись (штамп)</text:span></text:p>
            <text:p text:style-name="P15"><text:span text:style-name="T12">предприятия</text:span></text:p>
            <text:p text:style-name="P17"/>
          </table:table-cell>
          <table:covered-table-cell/>
        </table:table-row>
      </table:table>
      <text:p text:style-name="P14"/>
      <text:p text:style-name="Обычный1"><text:span text:style-name="T8">Отчет о прохождении профессионально-производственной <text:s/>практики <text:s/>был защищен на кафедре <text:s/>«__»</text:span><text:span text:style-name="T9"> </text:span><text:span text:style-name="T8">___________ <text:s/>201_ г. <text:s text:c="2"/></text:span>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">Заведующий кафедрой </text:p>
            <text:p text:style-name="P5">информационных систем и </text:p>
            <text:p text:style-name="P5">технологий</text:p>
            <text:p text:style-name="P5"/>
          </table:table-cell>
          <table:table-cell table:style-name="Таблица2.A1" office:value-type="string">
            <text:p text:style-name="P5"/>
            <text:p text:style-name="P5">______________________</text:p>
          </table:table-cell>
          <table:table-cell table:style-name="Таблица2.A1" office:value-type="string">
            <text:p text:style-name="P5"/>
            <text:p text:style-name="P5">/к.ф.-м.н., доцент Роганов Е.А./</text:p>
          </table:table-cell>
        </table:table-row>
        <table:table-row table:style-name="Таблица2.1">
          <table:table-cell table:style-name="Таблица2.A1" office:value-type="string">
            <text:p text:style-name="P5">Согласовано с директором ЦППСиТВ</text:p>
          </table:table-cell>
          <table:table-cell table:style-name="Таблица2.A1" office:value-type="string">
            <text:p text:style-name="P5"/>
            <text:p text:style-name="P5">______________________</text:p>
          </table:table-cell>
          <table:table-cell table:style-name="Таблица2.A1" office:value-type="string">
            <text:p text:style-name="P5"/>
            <text:p text:style-name="P5">/к.п.н., доцент Крылова Е.В./</text:p>
          </table:table-cell>
        </table:table-row>
      </table:table>
      <text:p text:style-name="P3"/>
      <text:p text:style-name="P1"><text:span text:style-name="T5">Москва, 2014</text:span></text:p>
      <text:list xml:id="list3820490666967236842" text:style-name="Outline">
        <text:list-item>
          <text:h text:style-name="P18" text:outline-level="2"><text:soft-page-break/><text:span text:style-name="T16"/></text:h>
        </text:list-item>
      </text:list>
      <text:p text:style-name="Standard"/>
      <text:p text:style-name="Standard"><text:tab/><text:span text:style-name="T7">Задание:</text:span></text:p>
      <text:p text:style-name="P6"><text:span text:style-name="T3"><text:tab/><text:tab/></text:span><text:span text:style-name="T19">Реализовать асинхронный </text:span><text:span text:style-name="T14">SNMP </text:span><text:span text:style-name="T17">менеджер, работающий в фоновом режиме для сбора статистики с <text:s/>устройств по протоколу </text:span><text:span text:style-name="T14">SNMP v3. </text:span><text:span text:style-name="T17">Так же необходимо реализовать </text:span><text:span text:style-name="T14">WEB </text:span><text:span text:style-name="T17">интерфейс для возможности просмотра статистики в графическом представлении.</text:span></text:p>
      <text:list xml:id="list2865831550254564850" text:style-name="WWNum3">
        <text:list-item>
          <text:list>
            <text:list-header>
              <text:h text:style-name="P19" text:outline-level="2"/>
            </text:list-header>
          </text:list>
        </text:list-item>
      </text:list>
      <text:p text:style-name="P23"><text:tab/>Характеристика объекта практики: </text:p>
      <text:p text:style-name="P25"><text:tab/><text:tab/><text:span text:style-name="T19">Менеджер должен работать в фоновом режиме и уметь асинхронно опрашивать устройства. Приложение должно уметь работать с базой данных </text:span><text:span text:style-name="T14">SQLite3. </text:span><text:span text:style-name="T17">Описание устройств, должно считываться из бд. Все сессии и передавыаемые по сети данные должны быть в шифрованном виде, что влечет необходимость использования </text:span><text:span text:style-name="T14">SNMP </text:span><text:span text:style-name="T17">не ниже третьей версии. Отчеты и логи должны быть записаны <text:s/>базу данных. К демону необходим доступ извне по </text:span><text:span text:style-name="T14">TCP/IP. </text:span></text:p>
      <text:p text:style-name="P24"><text:span text:style-name="T17"><text:tab/>Так же необходимо реализовать </text:span><text:span text:style-name="T14">WEB </text:span><text:span text:style-name="T17">интерфейс который отображал бы полученные данные каждого из устройств. Должно быть обеспеченно как графическое отображение отчетов (для числовых данных) так и списком. Доступ возможен после авторизации пользователей. В возможностях предоставляемого интерфейса так же необходимо редактирование/удаление/добавление новых устройств, пользователей и т. п. </text:span></text:p>
      <text:list xml:id="list20359651" text:continue-list="list3820490666967236842" text:style-name="Outline">
        <text:list-item>
          <text:list>
            <text:list-item>
              <text:h text:style-name="P20" text:outline-level="2"><text:s/></text:h>
            </text:list-item>
          </text:list>
        </text:list-item>
      </text:list>
      <text:p text:style-name="P21"><text:tab/><text:span text:style-name="T3">Выполненые работы: </text:span></text:p>
      <text:p text:style-name="P21"><text:tab/>При выполнении задания были пройдены следующие этапы:</text:p>
      <text:list xml:id="list476228725092246696" text:style-name="L2">
        <text:list-item>
          <text:p text:style-name="P22">Разработка диаграммы классов и использования. </text:p>
        </text:list-item>
        <text:list-item>
          <text:p text:style-name="P22"><text:span text:style-name="T26">Реализация библиотек для работы с SNMP (минимум) согласно диаграмме классов. С</text:span><text:span text:style-name="T20">оздание ROR приложения (минимум). </text:span></text:p>
        </text:list-item>
        <text:list-item>
          <text:p text:style-name="P22"><text:span text:style-name="T21"><text:s/>Создание обертки для работы с бд на С++ и его тестирование.</text:span></text:p>
        </text:list-item>
        <text:list-item>
          <text:p text:style-name="P22"><text:span text:style-name="T21">Реализация приложения для работы с бд конкретно для приложения. (Автоматическое создание бд, таблиц и т. п.)</text:span></text:p>
        </text:list-item>
        <text:list-item>
          <text:p text:style-name="P22"><text:span text:style-name="T21">Релизация примитивного SNMP manager.</text:span></text:p>
        </text:list-item>
        <text:list-item>
          <text:p text:style-name="P26">Реализация SNMP manager на select. </text:p>
        </text:list-item>
        <text:list-item>
          <text:p text:style-name="P26">Перевод приложения в фоновый режим и создание потокового сервера для <text:span text:style-name="T13">TCP/IP </text:span><text:span text:style-name="T16">подключения</text:span><text:span text:style-name="T13">. </text:span></text:p>
        </text:list-item>
        <text:list-item>
          <text:p text:style-name="P28"><text:span text:style-name="T22">Отладка, тестирование полученного ПО.</text:span></text:p>
        </text:list-item>
      </text:list>
      <text:p text:style-name="P27"><text:span text:style-name="T22"><text:s text:c="4"/></text:span></text:p>
      <text:p text:style-name="P27"><text:span text:style-name="T22"/></text:p>
      <text:p text:style-name="P27"><text:soft-page-break/><text:span text:style-name="T22"/></text:p>
      <text:p text:style-name="P29"><text:span text:style-name="T23"><text:s/>Вывод:</text:span></text:p>
      <text:p text:style-name="P30"><text:span text:style-name="T23"><text:tab/></text:span><text:span text:style-name="T22">При выполнении задания были учтены необходимые требования к ПО. </text:span></text:p>
      <text:p text:style-name="P30"><text:span text:style-name="T22">Был изучен </text:span><text:span text:style-name="T25">протокол </text:span><text:span text:style-name="T24">SNMP </text:span><text:span text:style-name="T25">и его особенности, изучена библеотека </text:span><text:span text:style-name="T24">net-snmp. </text:span></text:p>
      <text:p text:style-name="P7">Создан <text:span text:style-name="T13">WEB </text:span><text:span text:style-name="T16">сервер с поддержкой необходимого сервиса. </text:span></text:p>
      <text:p text:style-name="P7"><text:span text:style-name="T16"><text:s/><text:tab/></text:span><text:span text:style-name="T11">В будущем планируется добавить возможность считывания </text:span><text:span text:style-name="T10">MIB <text:s/></text:span><text:span text:style-name="T11">файлов и сделать выборку из списка поддерживаемых устройств комманд. Расширить набор комманд для общения по </text:span><text:span text:style-name="T10">TCP/IP c </text:span><text:span text:style-name="T11">демоном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4">Практикант ______________ /Д.Г. Грачев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fo:hyphenation-ladder-count="no-limit" style:writing-mode="lr-tb"/>
      <style:text-properties style:use-window-font-color="true" style:font-name="Times New Roman" fo:font-size="12pt" style:font-name-asian="Times New Roman1" style:font-size-asian="12pt" style:language-asian="zh" style:country-asian="CN" style:font-name-complex="Times New Roman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Обычный1" style:family="paragraph" style:default-outline-level="" style:list-style-name="">
      <style:paragraph-properties fo:margin-top="0cm" fo:margin-bottom="0cm" fo:line-height="100%" fo:orphans="2" fo:widows="2" fo:hyphenation-ladder-count="no-limit" style:writing-mode="lr-tb"/>
      <style:text-properties fo:color="#000000" style:font-name="Times New Roman" fo:font-size="12pt" style:font-name-asian="Times New Roman1" style:font-size-asian="12pt" style:language-asian="zh" style:country-asian="CN" style:font-name-complex="Times New Roman1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="100%"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4f81bd" style:font-name="Cambria" fo:font-size="13pt" fo:font-weight="bold" style:font-size-asian="13pt" style:language-asian="zh" style:country-asian="CN" style:font-weight-asian="bold" style:font-name-complex="F" style:font-size-complex="13pt" style:font-weight-complex="bold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дминистратор</meta:initial-creator>
    <meta:editing-cycles>50</meta:editing-cycles>
    <meta:print-date>2014-03-20T10:37:00</meta:print-date>
    <meta:creation-date>2014-03-19T10:01:00</meta:creation-date>
    <dc:date>2015-01-12T00:18:43.28</dc:date>
    <meta:editing-duration>PT37M34S</meta:editing-duration>
    <meta:generator>OpenOffice/4.1.0$Win32 OpenOffice.org_project/410m18$Build-9764</meta:generator>
    <meta:document-statistic meta:table-count="2" meta:image-count="0" meta:object-count="0" meta:page-count="3" meta:paragraph-count="55" meta:word-count="399" meta:character-count="3222"/>
    <meta:user-defined meta:name="AppVersion">12.0000</meta:user-defined>
    <meta:user-defined meta:name="Company">ГОУ МГИ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